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729fcf"/>
    </style:style>
    <style:style style:name="ce2" style:family="table-cell" style:parent-style-name="Default" style:data-style-name="N100"/>
    <style:style style:name="ce8" style:family="table-cell" style:parent-style-name="Default" style:data-style-name="N100">
      <style:table-cell-properties fo:background-color="#77bc65"/>
    </style:style>
    <style:style style:name="ce9" style:family="table-cell" style:parent-style-name="Default" style:data-style-name="N100">
      <style:table-cell-properties fo:background-color="#729fc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CRO_INPUT" table:style-name="ta1">
        <table:table-column table:style-name="co1" table:number-columns-repeated="6" table:default-cell-style-name="Default"/>
        <table:table-column table:style-name="co1" table:default-cell-style-name="ce5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574</text:p>
          </table:table-cell>
          <table:table-cell table:style-name="ce2" office:value-type="string" calcext:value-type="string">
            <text:p>1</text:p>
          </table:table-cell>
          <table:table-cell table:formula="of:=[.G1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2</text:p>
          </table:table-cell>
          <table:table-cell table:formula="of:=[.G2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70" calcext:value-type="float">
            <text:p>1217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2170</text:p>
          </table:table-cell>
          <table:table-cell table:style-name="ce2" office:value-type="string" calcext:value-type="string">
            <text:p>3</text:p>
          </table:table-cell>
          <table:table-cell table:formula="of:=[.G3]+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[.G4]+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formula="of:=[.G5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1906</text:p>
          </table:table-cell>
          <table:table-cell table:style-name="ce9" office:value-type="string" calcext:value-type="string">
            <text:p>6</text:p>
          </table:table-cell>
          <table:table-cell table:formula="of:=[.G6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19</text:p>
          </table:table-cell>
          <table:table-cell table:style-name="ce9" office:value-type="string" calcext:value-type="string">
            <text:p>7</text:p>
          </table:table-cell>
          <table:table-cell table:formula="of:=[.G7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G8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618</text:p>
          </table:table-cell>
          <table:table-cell table:style-name="ce2" office:value-type="string" calcext:value-type="string">
            <text:p>9</text:p>
          </table:table-cell>
          <table:table-cell table:formula="of:=[.G9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10</text:p>
          </table:table-cell>
          <table:table-cell table:formula="of:=[.G10]+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OUTPUT</text:p>
          </table:table-cell>
          <table:table-cell table:style-name="ce6" office:value-type="string" calcext:value-type="string">
            <text:p>ALL ID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YSQL_INPUT" table:style-name="ta1"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77</text:p>
          </table:table-cell>
          <table:table-cell table:style-name="ce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E1]+[.H1]" office:value-type="float" office:value="177" calcext:value-type="float">
            <text:p>177</text:p>
          </table:table-cell>
          <table:table-cell table:formula="of:=IF([.J1]=0;&quot;&quot;;&quot;update `item` set `item_total_sold`=&quot;&amp;[.J1]&amp;&quot; where `item_id`=&quot;&amp;[.G1]&amp;&quot;;&quot;)" office:value-type="string" office:string-value="update `item` set `item_total_sold`=177 where `item_id`=0;" calcext:value-type="string">
            <text:p>update `item` set `item_total_sold`=177 where `item_id`=0;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5017</text:p>
          </table:table-cell>
          <table:table-cell table:style-name="ce2" office:value-type="string" calcext:value-type="string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style-name="ce2" office:value-type="string" calcext:value-type="string">
            <text:p>11574</text:p>
          </table:table-cell>
          <table:table-cell table:style-name="ce2" office:value-type="string" calcext:value-type="string">
            <text:p>1</text:p>
          </table:table-cell>
          <table:table-cell table:formula="of:=[.E2]+[.H2]" office:value-type="float" office:value="16591" calcext:value-type="float">
            <text:p>16591</text:p>
          </table:table-cell>
          <table:table-cell table:formula="of:=IF([.J2]=0;&quot;&quot;;&quot;update `item` set `item_total_sold`=&quot;&amp;[.J2]&amp;&quot; where `item_id`=&quot;&amp;[.G2]&amp;&quot;;&quot;)" office:value-type="string" office:string-value="update `item` set `item_total_sold`=16591 where `item_id`=1;" calcext:value-type="string">
            <text:p>update `item` set `item_total_sold`=16591 where `item_id`=1;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684</text:p>
          </table:table-cell>
          <table:table-cell table:style-name="ce2" office:value-type="string" calcext:value-type="string">
            <text:p>2</text:p>
          </table:table-cell>
          <table:table-cell table:formula="of:=[.G2]+1" office:value-type="float" office:value="2" calcext:value-type="float">
            <text:p>2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2</text:p>
          </table:table-cell>
          <table:table-cell table:formula="of:=[.E3]+[.H3]" office:value-type="float" office:value="691" calcext:value-type="float">
            <text:p>691</text:p>
          </table:table-cell>
          <table:table-cell table:formula="of:=IF([.J3]=0;&quot;&quot;;&quot;update `item` set `item_total_sold`=&quot;&amp;[.J3]&amp;&quot; where `item_id`=&quot;&amp;[.G3]&amp;&quot;;&quot;)" office:value-type="string" office:string-value="update `item` set `item_total_sold`=691 where `item_id`=2;" calcext:value-type="string">
            <text:p>update `item` set `item_total_sold`=691 where `item_id`=2;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519</text:p>
          </table:table-cell>
          <table:table-cell table:style-name="ce2" office:value-type="string" calcext:value-type="string">
            <text:p>3</text:p>
          </table:table-cell>
          <table:table-cell table:formula="of:=[.G3]+1" office:value-type="float" office:value="3" calcext:value-type="float">
            <text:p>3</text:p>
          </table:table-cell>
          <table:table-cell table:style-name="ce2" office:value-type="string" calcext:value-type="string">
            <text:p>12170</text:p>
          </table:table-cell>
          <table:table-cell table:style-name="ce2" office:value-type="string" calcext:value-type="string">
            <text:p>3</text:p>
          </table:table-cell>
          <table:table-cell table:formula="of:=[.E4]+[.H4]" office:value-type="float" office:value="13689" calcext:value-type="float">
            <text:p>13689</text:p>
          </table:table-cell>
          <table:table-cell table:formula="of:=IF([.J4]=0;&quot;&quot;;&quot;update `item` set `item_total_sold`=&quot;&amp;[.J4]&amp;&quot; where `item_id`=&quot;&amp;[.G4]&amp;&quot;;&quot;)" office:value-type="string" office:string-value="update `item` set `item_total_sold`=13689 where `item_id`=3;" calcext:value-type="string">
            <text:p>update `item` set `item_total_sold`=13689 where `item_id`=3;</text:p>
          </table:table-cell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[.G4]+1" office:value-type="float" office:value="4" calcext:value-type="float">
            <text:p>4</text:p>
          </table:table-cell>
          <table:table-cell/>
          <table:table-cell table:style-name="ce2"/>
          <table:table-cell table:formula="of:=[.E5]+[.H5]" office:value-type="float" office:value="0" calcext:value-type="float">
            <text:p>0</text:p>
          </table:table-cell>
          <table:table-cell table:formula="of:=IF([.J5]=0;&quot;&quot;;&quot;update `item` set `item_total_sold`=&quot;&amp;[.J5]&amp;&quot; where `item_id`=&quot;&amp;[.G5]&amp;&quot;;&quot;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formula="of:=[.G5]+1" office:value-type="float" office:value="5" calcext:value-type="float">
            <text:p>5</text:p>
          </table:table-cell>
          <table:table-cell/>
          <table:table-cell table:style-name="ce2"/>
          <table:table-cell table:formula="of:=[.E6]+[.H6]" office:value-type="float" office:value="0" calcext:value-type="float">
            <text:p>0</text:p>
          </table:table-cell>
          <table:table-cell table:formula="of:=IF([.J6]=0;&quot;&quot;;&quot;update `item` set `item_total_sold`=&quot;&amp;[.J6]&amp;&quot; where `item_id`=&quot;&amp;[.G6]&amp;&quot;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612</text:p>
          </table:table-cell>
          <table:table-cell table:style-name="ce9" office:value-type="string" calcext:value-type="string">
            <text:p>6</text:p>
          </table:table-cell>
          <table:table-cell table:formula="of:=[.G6]+1" office:value-type="float" office:value="6" calcext:value-type="float">
            <text:p>6</text:p>
          </table:table-cell>
          <table:table-cell table:style-name="ce2" office:value-type="string" calcext:value-type="string">
            <text:p>1906</text:p>
          </table:table-cell>
          <table:table-cell table:style-name="ce2" office:value-type="string" calcext:value-type="string">
            <text:p>6</text:p>
          </table:table-cell>
          <table:table-cell table:formula="of:=[.E7]+[.H7]" office:value-type="float" office:value="2518" calcext:value-type="float">
            <text:p>2518</text:p>
          </table:table-cell>
          <table:table-cell table:formula="of:=IF([.J7]=0;&quot;&quot;;&quot;update `item` set `item_total_sold`=&quot;&amp;[.J7]&amp;&quot; where `item_id`=&quot;&amp;[.G7]&amp;&quot;;&quot;)" office:value-type="string" office:string-value="update `item` set `item_total_sold`=2518 where `item_id`=6;" calcext:value-type="string">
            <text:p>update `item` set `item_total_sold`=2518 where `item_id`=6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12</text:p>
          </table:table-cell>
          <table:table-cell table:style-name="ce9" office:value-type="string" calcext:value-type="string">
            <text:p>7</text:p>
          </table:table-cell>
          <table:table-cell table:formula="of:=[.G7]+1" office:value-type="float" office:value="7" calcext:value-type="float">
            <text:p>7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</text:p>
          </table:table-cell>
          <table:table-cell table:formula="of:=[.E8]+[.H8]" office:value-type="float" office:value="31" calcext:value-type="float">
            <text:p>31</text:p>
          </table:table-cell>
          <table:table-cell table:formula="of:=IF([.J8]=0;&quot;&quot;;&quot;update `item` set `item_total_sold`=&quot;&amp;[.J8]&amp;&quot; where `item_id`=&quot;&amp;[.G8]&amp;&quot;;&quot;)" office:value-type="string" office:string-value="update `item` set `item_total_sold`=31 where `item_id`=7;" calcext:value-type="string">
            <text:p>update `item` set `item_total_sold`=31 where `item_id`=7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2"/>
          <table:table-cell table:formula="of:=[.E9]+[.H9]" office:value-type="float" office:value="17" calcext:value-type="float">
            <text:p>17</text:p>
          </table:table-cell>
          <table:table-cell table:formula="of:=IF([.J9]=0;&quot;&quot;;&quot;update `item` set `item_total_sold`=&quot;&amp;[.J9]&amp;&quot; where `item_id`=&quot;&amp;[.G9]&amp;&quot;;&quot;)" office:value-type="string" office:string-value="update `item` set `item_total_sold`=17 where `item_id`=8;" calcext:value-type="string">
            <text:p>update `item` set `item_total_sold`=17 where `item_id`=8;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9</text:p>
          </table:table-cell>
          <table:table-cell table:formula="of:=[.G9]+1" office:value-type="float" office:value="9" calcext:value-type="float">
            <text:p>9</text:p>
          </table:table-cell>
          <table:table-cell table:style-name="ce2" office:value-type="string" calcext:value-type="string">
            <text:p>2618</text:p>
          </table:table-cell>
          <table:table-cell table:style-name="ce2" office:value-type="string" calcext:value-type="string">
            <text:p>9</text:p>
          </table:table-cell>
          <table:table-cell table:formula="of:=[.E10]+[.H10]" office:value-type="float" office:value="2973" calcext:value-type="float">
            <text:p>2973</text:p>
          </table:table-cell>
          <table:table-cell table:formula="of:=IF([.J10]=0;&quot;&quot;;&quot;update `item` set `item_total_sold`=&quot;&amp;[.J10]&amp;&quot; where `item_id`=&quot;&amp;[.G10]&amp;&quot;;&quot;)" office:value-type="string" office:string-value="update `item` set `item_total_sold`=2973 where `item_id`=9;" calcext:value-type="string">
            <text:p>update `item` set `item_total_sold`=2973 where `item_id`=9;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8</text:p>
          </table:table-cell>
          <table:table-cell table:style-name="ce2" office:value-type="string" calcext:value-type="string">
            <text:p>10</text:p>
          </table:table-cell>
          <table:table-cell table:formula="of:=[.G10]+1" office:value-type="float" office:value="10" calcext:value-type="float">
            <text:p>10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10</text:p>
          </table:table-cell>
          <table:table-cell table:formula="of:=[.E11]+[.H11]" office:value-type="float" office:value="748" calcext:value-type="float">
            <text:p>748</text:p>
          </table:table-cell>
          <table:table-cell table:formula="of:=IF([.J11]=0;&quot;&quot;;&quot;update `item` set `item_total_sold`=&quot;&amp;[.J11]&amp;&quot; where `item_id`=&quot;&amp;[.G11]&amp;&quot;;&quot;)" office:value-type="string" office:string-value="update `item` set `item_total_sold`=748 where `item_id`=10;" calcext:value-type="string">
            <text:p>update `item` set `item_total_sold`=748 where `item_id`=10;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YEAR 2020</text:p>
          </table:table-cell>
          <table:table-cell table:style-name="ce4" office:value-type="string" calcext:value-type="string">
            <text:p>ID</text:p>
          </table:table-cell>
          <table:table-cell table:style-name="ce6"/>
          <table:table-cell table:style-name="ce4" office:value-type="string" calcext:value-type="string">
            <text:p>YEAR 2021~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MYSQL COMMAND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 style:data-style-name="N2" text:time-value="13:32:43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7T07:13:59.679000000</meta:creation-date>
    <dc:date>2023-04-13T14:12:49.093000000</dc:date>
    <meta:editing-duration>PT6H40M39S</meta:editing-duration>
    <meta:editing-cycles>91</meta:editing-cycles>
    <meta:generator>LibreOffice/6.3.5.2$Windows_X86_64 LibreOffice_project/dd0751754f11728f69b42ee2af66670068624673</meta:generator>
    <meta:document-statistic meta:table-count="2" meta:cell-count="190" meta:object-count="0"/>
  </office:meta>
</office:document-meta>
</file>